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F42617630B.png" manifest:media-type="image/png"/>
  <manifest:file-entry manifest:full-path="Pictures/1002362300026C1E0001360FC0D6FCD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engardo" svg:font-family="Fengar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fo:min-height="1.69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 loext:opacity="100%" style:font-name="Fengardo" fo:font-size="48pt" fo:font-style="italic" fo:background-color="#ffffff" style:font-size-asian="48pt" style:font-style-asian="italic" style:font-size-complex="48pt" style:font-style-complex="italic"/>
    </style:style>
    <style:style style:name="T1" style:family="text">
      <style:text-properties fo:color="#000000" loext:opacity="100%" style:font-name="Fengardo" fo:font-size="48pt" fo:font-style="italic" fo:background-color="#ffffff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9.999cm" svg:height="19.999cm" svg:x="1.001cm" svg:y="3.551cm">
          <draw:image xlink:href="Pictures/1002362300026C1E0001360FC0D6FCDA.svg" xlink:type="simple" xlink:show="embed" xlink:actuate="onLoad" draw:mime-type="image/svg+xml">
            <text:p/>
          </draw:image>
          <draw:image xlink:href="Pictures/10000001000003E8000001F42617630B.png" xlink:type="simple" xlink:show="embed" xlink:actuate="onLoad" draw:mime-type="image/png"/>
        </draw:frame>
        <draw:frame draw:style-name="gr2" draw:text-style-name="P3" draw:layer="layout" svg:width="19.537cm" svg:height="1.944cm" svg:x="11.232cm" svg:y="11.478cm">
          <draw:text-box>
            <text:p text:style-name="P2"><text:span text:style-name="T1">L’autre est une chance.</text:span></text:p>
          </draw:text-box>
        </draw:frame>
        <draw:frame draw:style-name="gr2" draw:text-style-name="P3" draw:layer="layout" svg:width="19.537cm" svg:height="1.944cm" svg:x="10.463cm" svg:y="25.556cm">
          <draw:text-box>
            <text:p text:style-name="P2"><text:span text:style-name="T1">www.lesgrandsvoisins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engardo" svg:font-family="Fengar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08:34:01.729015281</meta:creation-date>
    <dc:date>2025-09-22T00:38:45.804585880</dc:date>
    <meta:editing-duration>PT14M30S</meta:editing-duration>
    <meta:editing-cycles>3</meta:editing-cycles>
    <meta:generator>LibreOffice/24.8.7.2$Linux_X86_64 LibreOffice_project/480$Build-2</meta:generator>
    <meta:print-date>2025-09-20T08:39:09.276878925</meta:print-date>
    <meta:printed-by>PDF files</meta:printed-by>
    <meta:document-statistic meta:object-count="3"/>
  </office:meta>
</office:document-meta>
</file>